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 table:print-ranges="Sheet1.A1:Sheet1.P1048576">
        <table:table-column table:style-name="co1" table:number-columns-repeated="16" table:default-cell-style-name="ce1"/>
        <table:table-column table:style-name="co2" table:number-columns-repeated="1008" table:default-cell-style-name="Default"/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number-columns-repeated="4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number-columns-repeated="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7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number-columns-repeated="8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number-columns-repeated="9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number-columns-repeated="11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number-columns-repeated="1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7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number-columns-repeated="8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number-columns-repeated="9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number-columns-repeated="9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number-columns-repeated="9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number-columns-repeated="11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number-columns-repeated="1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number-columns-repeated="4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number-columns-repeated="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number-columns-repeated="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7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number-columns-repeated="9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number-columns-repeated="1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12"/>
          <table:table-cell table:number-columns-repeated="4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number-columns-repeated="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number-columns-repeated="12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 style:data-style-name="N2" text:time-value="02:54:54.614106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2:54:03.949539700</meta:creation-date>
    <meta:generator>LibreOffice/5.1.2.2$Linux_x86 LibreOffice_project/10m0$Build-2</meta:generator>
    <dc:date>2019-05-02T03:17:06.802891861</dc:date>
    <meta:editing-duration>PT22M1S</meta:editing-duration>
    <meta:editing-cycles>25</meta:editing-cycles>
    <meta:document-statistic meta:table-count="1" meta:cell-count="586" meta:object-count="0"/>
  </office:meta>
</office:document-meta>
</file>